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NTO HUAMANTINGO, YONAT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26819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UINTO HUAMANTINGO, YONAT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2681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AVIGEN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20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GEN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5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6:33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